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Πίνακας4" style:family="table">
      <style:table-properties style:width="20.163cm" fo:margin-left="1.905cm" table:align="left"/>
    </style:style>
    <style:style style:name="Πίνακας4.A" style:family="table-column">
      <style:table-column-properties style:column-width="0.277cm"/>
    </style:style>
    <style:style style:name="Πίνακας4.B" style:family="table-column">
      <style:table-column-properties style:column-width="19.886cm"/>
    </style:style>
    <style:style style:name="Πίνακας4.A1" style:family="table-cell">
      <style:table-cell-properties style:vertical-align="middle"/>
    </style:style>
    <style:style style:name="Πίνακας5" style:family="table">
      <style:table-properties style:width="20.163cm" fo:margin-left="1.905cm" table:align="left"/>
    </style:style>
    <style:style style:name="Πίνακας5.A" style:family="table-column">
      <style:table-column-properties style:column-width="0.245cm"/>
    </style:style>
    <style:style style:name="Πίνακας5.B" style:family="table-column">
      <style:table-column-properties style:column-width="19.918cm"/>
    </style:style>
    <style:style style:name="Πίνακας5.A1" style:family="table-cell">
      <style:table-cell-properties style:vertical-align="middle"/>
    </style:style>
    <style:style style:name="Πίνακας6" style:family="table">
      <style:table-properties style:width="20.163cm" fo:margin-left="1.905cm" table:align="left"/>
    </style:style>
    <style:style style:name="Πίνακας6.A" style:family="table-column">
      <style:table-column-properties style:column-width="0.277cm"/>
    </style:style>
    <style:style style:name="Πίνακας6.B" style:family="table-column">
      <style:table-column-properties style:column-width="19.886cm"/>
    </style:style>
    <style:style style:name="Πίνακας6.A1" style:family="table-cell">
      <style:table-cell-properties style:vertical-align="middle"/>
    </style:style>
    <style:style style:name="Πίνακας7" style:family="table">
      <style:table-properties style:width="20.163cm" fo:margin-left="1.905cm" table:align="left"/>
    </style:style>
    <style:style style:name="Πίνακας7.A" style:family="table-column">
      <style:table-column-properties style:column-width="0.265cm"/>
    </style:style>
    <style:style style:name="Πίνακας7.B" style:family="table-column">
      <style:table-column-properties style:column-width="19.898cm"/>
    </style:style>
    <style:style style:name="Πίνακας7.A1" style:family="table-cell">
      <style:table-cell-properties style:vertical-align="middle"/>
    </style:style>
    <style:style style:name="Πίνακας8" style:family="table">
      <style:table-properties style:width="20.163cm" fo:margin-left="1.905cm" table:align="left"/>
    </style:style>
    <style:style style:name="Πίνακας8.A" style:family="table-column">
      <style:table-column-properties style:column-width="0.256cm"/>
    </style:style>
    <style:style style:name="Πίνακας8.B" style:family="table-column">
      <style:table-column-properties style:column-width="19.907cm"/>
    </style:style>
    <style:style style:name="Πίνακας8.A1" style:family="table-cell">
      <style:table-cell-properties style:vertical-align="middle"/>
    </style:style>
    <style:style style:name="Πίνακας9" style:family="table">
      <style:table-properties style:width="20.163cm" fo:margin-left="1.905cm" table:align="left"/>
    </style:style>
    <style:style style:name="Πίνακας9.A" style:family="table-column">
      <style:table-column-properties style:column-width="0.242cm"/>
    </style:style>
    <style:style style:name="Πίνακας9.B" style:family="table-column">
      <style:table-column-properties style:column-width="19.921cm"/>
    </style:style>
    <style:style style:name="Πίνακας9.A1" style:family="table-cell">
      <style:table-cell-properties style:vertical-align="middle"/>
    </style:style>
    <style:style style:name="Πίνακας10" style:family="table">
      <style:table-properties style:width="17.291cm" fo:margin-left="1.905cm" table:align="left"/>
    </style:style>
    <style:style style:name="Πίνακας10.A" style:family="table-column">
      <style:table-column-properties style:column-width="0.3cm"/>
    </style:style>
    <style:style style:name="Πίνακας10.B" style:family="table-column">
      <style:table-column-properties style:column-width="16.992cm"/>
    </style:style>
    <style:style style:name="Πίνακας10.A1" style:family="table-cell">
      <style:table-cell-properties style:vertical-align="middle"/>
    </style:style>
    <style:style style:name="Πίνακας11" style:family="table">
      <style:table-properties style:width="20.163cm" fo:margin-left="1.905cm" table:align="left"/>
    </style:style>
    <style:style style:name="Πίνακας11.A" style:family="table-column">
      <style:table-column-properties style:column-width="0.258cm"/>
    </style:style>
    <style:style style:name="Πίνακας11.B" style:family="table-column">
      <style:table-column-properties style:column-width="19.905cm"/>
    </style:style>
    <style:style style:name="Πίνακας11.A1" style:family="table-cell">
      <style:table-cell-properties style:vertical-align="middle"/>
    </style:style>
    <style:style style:name="Πίνακας12" style:family="table">
      <style:table-properties style:width="20.163cm" fo:margin-left="1.905cm" table:align="left"/>
    </style:style>
    <style:style style:name="Πίνακας12.A" style:family="table-column">
      <style:table-column-properties style:column-width="0.258cm"/>
    </style:style>
    <style:style style:name="Πίνακας12.B" style:family="table-column">
      <style:table-column-properties style:column-width="19.905cm"/>
    </style:style>
    <style:style style:name="Πίνακας12.A1" style:family="table-cell">
      <style:table-cell-properties style:vertical-align="middle"/>
    </style:style>
    <style:style style:name="Πίνακας13" style:family="table">
      <style:table-properties style:width="20.163cm" fo:margin-left="1.905cm" table:align="left"/>
    </style:style>
    <style:style style:name="Πίνακας13.A" style:family="table-column">
      <style:table-column-properties style:column-width="0.236cm"/>
    </style:style>
    <style:style style:name="Πίνακας13.B" style:family="table-column">
      <style:table-column-properties style:column-width="19.927cm"/>
    </style:style>
    <style:style style:name="Πίνακας13.A1" style:family="table-cell">
      <style:table-cell-properties style:vertical-align="middle"/>
    </style:style>
    <style:style style:name="Πίνακας14" style:family="table">
      <style:table-properties style:width="20.163cm" fo:margin-left="1.905cm" table:align="left"/>
    </style:style>
    <style:style style:name="Πίνακας14.A" style:family="table-column">
      <style:table-column-properties style:column-width="0.254cm"/>
    </style:style>
    <style:style style:name="Πίνακας14.B" style:family="table-column">
      <style:table-column-properties style:column-width="19.909cm"/>
    </style:style>
    <style:style style:name="Πίνακας14.A1" style:family="table-cell">
      <style:table-cell-properties style:vertical-align="middle"/>
    </style:style>
    <style:style style:name="Πίνακας15" style:family="table">
      <style:table-properties style:width="14.039cm" fo:margin-left="1.905cm" table:align="left"/>
    </style:style>
    <style:style style:name="Πίνακας15.A" style:family="table-column">
      <style:table-column-properties style:column-width="0.3cm"/>
    </style:style>
    <style:style style:name="Πίνακας15.B" style:family="table-column">
      <style:table-column-properties style:column-width="13.739cm"/>
    </style:style>
    <style:style style:name="Πίνακας15.A1" style:family="table-cell">
      <style:table-cell-properties style:vertical-align="middle"/>
    </style:style>
    <style:style style:name="Πίνακας16" style:family="table">
      <style:table-properties style:width="10.511cm" fo:margin-left="1.905cm" table:align="left"/>
    </style:style>
    <style:style style:name="Πίνακας16.A" style:family="table-column">
      <style:table-column-properties style:column-width="0.3cm"/>
    </style:style>
    <style:style style:name="Πίνακας16.B" style:family="table-column">
      <style:table-column-properties style:column-width="10.211cm"/>
    </style:style>
    <style:style style:name="Πίνακας16.A1" style:family="table-cell">
      <style:table-cell-properties style:vertical-align="middle"/>
    </style:style>
    <style:style style:name="Πίνακας17" style:family="table">
      <style:table-properties style:width="17.265cm" fo:margin-left="1.905cm" table:align="left"/>
    </style:style>
    <style:style style:name="Πίνακας17.A" style:family="table-column">
      <style:table-column-properties style:column-width="0.3cm"/>
    </style:style>
    <style:style style:name="Πίνακας17.B" style:family="table-column">
      <style:table-column-properties style:column-width="16.965cm"/>
    </style:style>
    <style:style style:name="Πίνακας17.A1" style:family="table-cell">
      <style:table-cell-properties style:vertical-align="middle"/>
    </style:style>
    <style:style style:name="Πίνακας18" style:family="table">
      <style:table-properties style:width="17.082cm" fo:margin-left="1.905cm" table:align="left"/>
    </style:style>
    <style:style style:name="Πίνακας18.A" style:family="table-column">
      <style:table-column-properties style:column-width="0.3cm"/>
    </style:style>
    <style:style style:name="Πίνακας18.B" style:family="table-column">
      <style:table-column-properties style:column-width="16.782cm"/>
    </style:style>
    <style:style style:name="Πίνακας18.A1" style:family="table-cell">
      <style:table-cell-properties style:vertical-align="middle"/>
    </style:style>
    <style:style style:name="P1" style:family="paragraph" style:parent-style-name="Table_20_Contents">
      <style:paragraph-properties fo:margin-top="0cm" fo:margin-bottom="0cm"/>
    </style:style>
    <style:style style:name="P2" style:family="paragraph" style:parent-style-name="Text_20_body">
      <style:paragraph-properties fo:margin-top="0cm" fo:margin-bottom="0cm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>
      <style:paragraph-properties fo:margin-left="1.905cm" fo:margin-right="0cm" fo:margin-top="0cm" fo:margin-bottom="0cm" fo:text-indent="0cm" style:auto-text-indent="false"/>
    </style:style>
    <style:style style:name="P5" style:family="paragraph" style:parent-style-name="Heading_20_3" style:master-page-name="HTML">
      <style:paragraph-properties style:page-number="auto"/>
    </style:style>
    <style:style style:name="P6" style:family="paragraph" style:parent-style-name="Table_20_Contents">
      <style:paragraph-properties fo:margin-top="0cm" fo:margin-bottom="0cm"/>
    </style:style>
    <style:style style:name="T1" style:family="text">
      <style:text-properties fo:font-weight="bold"/>
    </style:style>
    <style:style style:name="T2" style:family="text">
      <style:text-properties fo:font-variant="normal" fo:text-transform="none" fo:color="#000000"/>
    </style:style>
    <style:style style:name="T3" style:family="text">
      <style:text-properties fo:font-size="8.25pt"/>
    </style:style>
    <style:style style:name="T4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>
        <form:form form:name="unnamed0" form:apply-filter="true" form:control-implementation="ooo:com.sun.star.form.component.Form" office:target-frame="" xlink:href="../../../../../search" xlink:type="simple">
          <form:properties>
            <form:property form:property-name="PropertyChangeNotificationEnabled" office:value-type="boolean" office:boolean-value="true"/>
          </form:properties>
          <form:hidden form:name="cx" form:control-implementation="ooo:com.sun.star.form.component.HiddenControl" xml:id="control1" form:id="control1" form:value="009245469817848559060:r2g9otu_04y"/>
          <form:hidden form:name="cof" form:control-implementation="ooo:com.sun.star.form.component.HiddenControl" xml:id="control2" form:id="control2" form:value="FORID:10"/>
          <form:hidden form:name="ie" form:control-implementation="ooo:com.sun.star.form.component.HiddenControl" xml:id="control3" form:id="control3" form:value="UTF-8"/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main">
        <text:section text:style-name="Sect1" text:name="section_2">
          <text:section text:style-name="Sect1" text:name="section_4">
            <text:h text:style-name="P5" text:outline-level="3">Διαχείριση Λογαριασμών</text:h>
            <text:p text:style-name="Text_20_body">Η Διαχείριση Λογαριασμών περιλαμβάνει εργασίες όπως η προσθήκη, η επεξεργασία και η διαγραφή λογαριασμών.</text:p>
            <text:p text:style-name="P2">Για να επεξεργαστούμε και να διαχειριστούμε λογαριασμούς</text:p>
            <table:table table:name="Πίνακας4" table:style-name="Πίνακας4">
              <table:table-column table:style-name="Πίνακας4.A"/>
              <table:table-column table:style-name="Πίνακας4.B"/>
              <table:table-row>
                <table:table-cell table:style-name="Πίνακας4.A1" office:value-type="string">
                  <text:p text:style-name="P1"><text:span text:style-name="T2">•</text:span> </text:p>
                </table:table-cell>
                <table:table-cell table:style-name="Πίνακας4.A1" office:value-type="string">
                  <text:p text:style-name="P1">Για να ταξινομήσετε την λίστα λογαριασμών, επιλέξτε οποιαδήποτε στήλη οποιαδήποτε στήλη δίπλα στο εικονίδιο <draw:frame draw:style-name="fr1" draw:name="γραφικά2" text:anchor-type="as-char" svg:width="1.997cm" svg:height="0.998cm" draw:z-index="0"><draw:image xlink:href="../Accounts.08.1.1.jpg" xlink:type="simple" xlink:show="embed" xlink:actuate="onLoad"/></draw:frame>για να επαναφέρεται τη σειρά ταξινόμησης, επιλέξτε την στήλη ξανά.</text:p>
                </table:table-cell>
              </table:table-row>
            </table:table>
            <table:table table:name="Πίνακας5" table:style-name="Πίνακας5">
              <table:table-column table:style-name="Πίνακας5.A"/>
              <table:table-column table:style-name="Πίνακας5.B"/>
              <table:table-row>
                <table:table-cell table:style-name="Πίνακας5.A1" office:value-type="string">
                  <text:p text:style-name="P1"><text:span text:style-name="T2">•</text:span> </text:p>
                </table:table-cell>
                <table:table-cell table:style-name="Πίνακας5.A1" office:value-type="string">
                  <text:p text:style-name="P1">Για να επεξεργαστείτε ή να διαγράψετε πληροφορία σχετική με πολλαπλούς λογαριασμούς, επιλέξτε πολλαπλές εγγραφές στην λίστα Λογαριασμών, <text:s/>και επιλέξτε το σύνδεσμο <text:s/>Mass Update στην λίστα επιλογών των ενεργειών. Για περισσότερες πληροφορίες δείτε <text:a xlink:type="simple" xlink:href="../../../../Guides/Application_Guide/Sugar_CommunityEdition/Sugar_Application_Guide_6.3.0/User_Interface#1094550">To edit or delete multiple records</text:a>.</text:p>
                </table:table-cell>
              </table:table-row>
            </table:table>
            <table:table table:name="Πίνακας6" table:style-name="Πίνακας6">
              <table:table-column table:style-name="Πίνακας6.A"/>
              <table:table-column table:style-name="Πίνακας6.B"/>
              <table:table-row>
                <table:table-cell table:style-name="Πίνακας6.A1" office:value-type="string">
                  <text:p text:style-name="P1"><text:span text:style-name="T2">•</text:span> </text:p>
                </table:table-cell>
                <table:table-cell table:style-name="Πίνακας6.A1" office:value-type="string">
                  <text:p text:style-name="P1">Για να εισάγετε εγγραφές, επιλέξτε την Εισαγωγή Λογαριασμών από την μπάρα ενεργειών στην καρτέλα των λογαριασμών. Για περισσότερες πληροφορίες στην Εισαγωγή Δεδομένων, δείτε <text:a xlink:type="simple" xlink:href="../../../../Guides/Application_Guide/Sugar_CommunityEdition/Sugar_Application_Guide_6.3.0/Import#1062781">Importing Data</text:a>.</text:p>
                </table:table-cell>
              </table:table-row>
            </table:table>
            <table:table table:name="Πίνακας7" table:style-name="Πίνακας7">
              <table:table-column table:style-name="Πίνακας7.A"/>
              <table:table-column table:style-name="Πίνακας7.B"/>
              <table:table-row>
                <table:table-cell table:style-name="Πίνακας7.A1" office:value-type="string">
                  <text:p text:style-name="P1"><text:span text:style-name="T2">•</text:span> </text:p>
                </table:table-cell>
                <table:table-cell table:style-name="Πίνακας7.A1" office:value-type="string">
                  <text:p text:style-name="P1">Για να εξάγετε εγγραφές, επιλέξτε τις εγγραφές από την Λίστα Λογαριασμών, επιλέξτε τον σύνδεσμο εξαγωγής στην λίστα ενεργειών και ακολουθήστε την διαδικασία που περιγράφετε στο σύνδεσμο <text:a xlink:type="simple" xlink:href="../../../../Guides/Application_Guide/Sugar_CommunityEdition/Sugar_Application_Guide_6.3.0/Export#1063832">Exporting Data</text:a>.</text:p>
                </table:table-cell>
              </table:table-row>
            </table:table>
            <table:table table:name="Πίνακας8" table:style-name="Πίνακας8">
              <table:table-column table:style-name="Πίνακας8.A"/>
              <table:table-column table:style-name="Πίνακας8.B"/>
              <table:table-row>
                <table:table-cell table:style-name="Πίνακας8.A1" office:value-type="string">
                  <text:p text:style-name="P1"><text:span text:style-name="T2">•</text:span> </text:p>
                </table:table-cell>
                <table:table-cell table:style-name="Πίνακας8.A1" office:value-type="string">
                  <text:p text:style-name="P1">Για να προσθέσετε έναν ή περισσότερους λογαριασμούς στη Διαφημιστική Λίστα, επιλέξτε την Προβολή Λίστας, στην συνέχεια επιλέξτε Προσθήκη στην Λίστα Στόχο στην Λίστα των Ενεργειών και τέλος επιλέξτε την λίστα από το <text:s/></text:p>
                  <text:p text:style-name="P1">αναδυόμενο κελί.</text:p>
                </table:table-cell>
              </table:table-row>
            </table:table>
            <table:table table:name="Πίνακας9" table:style-name="Πίνακας9">
              <table:table-column table:style-name="Πίνακας9.A"/>
              <table:table-column table:style-name="Πίνακας9.B"/>
              <table:table-row>
                <table:table-cell table:style-name="Πίνακας9.A1" office:value-type="string">
                  <text:p text:style-name="P1"><text:span text:style-name="T2">•</text:span> </text:p>
                </table:table-cell>
                <table:table-cell table:style-name="Πίνακας9.A1" office:value-type="string">
                  <text:p text:style-name="P1">Για να δείτε τις πληροφορίες λογαριασμού, επιλέξτε το όνομα εγγραφής στην Προβολή Λίστας. Έτσι θα εμφανιστούν <text:s/>υποκατηγορίες για σχετικές εγγραφές, όπως δραστηριότητες, ιστορία, επαφές, ευκαιρίες και Leads στην Προβολής Λεπτομερειών. <text:s/>Μπορείτε να δημιουργήσετε νέες εγγραφές ή να επεξεργαστείτε τις υπάρχουσες.</text:p>
                </table:table-cell>
              </table:table-row>
            </table:table>
            <table:table table:name="Πίνακας10" table:style-name="Πίνακας10">
              <table:table-column table:style-name="Πίνακας10.A"/>
              <table:table-column table:style-name="Πίνακας10.B"/>
              <table:table-row>
                <table:table-cell table:style-name="Πίνακας10.A1" office:value-type="string">
                  <text:p text:style-name="P1"><text:span text:style-name="T2">•</text:span> </text:p>
                </table:table-cell>
                <table:table-cell table:style-name="Πίνακας10.A1" office:value-type="string">
                  <text:p text:style-name="P1">Για να επεξεργαστείτε έναν λογαριασμό, επιλέξτε Επεξεργασία στην Προβολή λεπτομερειών, προβείτε στις απαραίτητες αλλαγές και επιλέξτε Αποθήκευση.</text:p>
                </table:table-cell>
              </table:table-row>
            </table:table>
            <table:table table:name="Πίνακας11" table:style-name="Πίνακας11">
              <table:table-column table:style-name="Πίνακας11.A"/>
              <table:table-column table:style-name="Πίνακας11.B"/>
              <table:table-row>
                <table:table-cell table:style-name="Πίνακας11.A1" office:value-type="string">
                  <text:p text:style-name="P1"><text:span text:style-name="T2">•</text:span> </text:p>
                </table:table-cell>
                <table:table-cell table:style-name="Πίνακας11.A1" office:value-type="string">
                  <text:p text:style-name="P1">Για να εισάγετε δεδομένα από πηγές δεδομένων όπως <text:s/>η <text:s/>Google, επιλέξτε την πηγή δεδομένων από την Προβολή λεπτομερειών του λογαριασμού. Για περισσότερες πληροφορίες σχετικά με υπηρεσίες δεδομένων δείτε <text:a xlink:type="simple" xlink:href="../../../../Guides/Application_Guide/Sugar_CommunityEdition/Sugar_Application_Guide_6.3.0/User_Interface#1140107">Integrating data from external sources</text:a>.</text:p>
                </table:table-cell>
              </table:table-row>
            </table:table>
            <table:table table:name="Πίνακας12" table:style-name="Πίνακας12">
              <table:table-column table:style-name="Πίνακας12.A"/>
              <table:table-column table:style-name="Πίνακας12.B"/>
              <table:table-row>
                <table:table-cell table:style-name="Πίνακας12.A1" office:value-type="string">
                  <text:p text:style-name="P1"><text:span text:style-name="T2">•</text:span> </text:p>
                </table:table-cell>
                <table:table-cell table:style-name="Πίνακας12.A1" office:value-type="string">
                  <text:p text:style-name="P1">Για να συγχωνεύσετε διπλές εγγραφές, επιλέξτε τις εγγραφές από την Προβολή λίστας των λογαριασμών, επιλέξτε τον σύνδεσμο συγχώνευσης στην λίστα των ενεργειών και ακολουθήστε την διαδικασία που περιγράφετε στο <text:s/><text:a xlink:type="simple" xlink:href="../../../../Guides/Application_Guide/Sugar_CommunityEdition/Sugar_Application_Guide_6.3.0/User_Interface#1321675">Merging Duplicate Records</text:a>.</text:p>
                </table:table-cell>
              </table:table-row>
            </table:table>
            <table:table table:name="Πίνακας13" table:style-name="Πίνακας13">
              <table:table-column table:style-name="Πίνακας13.A"/>
              <table:table-column table:style-name="Πίνακας13.B"/>
              <table:table-row>
                <table:table-cell table:style-name="Πίνακας13.A1" office:value-type="string">
                  <text:p text:style-name="P1"><text:span text:style-name="T2">•</text:span> </text:p>
                </table:table-cell>
                <table:table-cell table:style-name="Πίνακας13.A1" office:value-type="string">
                  <text:p text:style-name="P1">Για να αρχειοθετήσετε ένα σχετικό email, μεταβείτε στο υπομενού <text:s/>Ιστορία, στην Προβολή λεπτομερειών όπου τα σχετικά email είναι αποθηκευμένα και επιλέξτε αρχειοθέτηση Email. Αυτό εμφανίζει την φόρμα δημιουργίας αρχειοθέτησης Email. Αντιγράψτε και επικολλήστε την σχετική με το <text:s/>email πληροφορία στην φόρμα αυτή και αποθηκεύστε την για τις εγγραφές σας.</text:p>
                </table:table-cell>
              </table:table-row>
            </table:table>
            <table:table table:name="Πίνακας14" table:style-name="Πίνακας14">
              <table:table-column table:style-name="Πίνακας14.A"/>
              <table:table-column table:style-name="Πίνακας14.B"/>
              <table:table-row>
                <table:table-cell table:style-name="Πίνακας14.A1" office:value-type="string">
                  <text:p text:style-name="P1"><text:span text:style-name="T2">•</text:span> </text:p>
                </table:table-cell>
                <table:table-cell table:style-name="Πίνακας14.A1" office:value-type="string">
                  <text:p text:style-name="P1">Για να αντιγράψετε την διεύθυνση πληρωμής ή μεταφοράς στις σχετικές εγγραφές επαφών, στην Προβολή Επεξεργασίας, επιλέξτε το κουμπί αντιγραφής, επιλέξτε μία ή περισσότερες επαφές, και επιλέξτε την διεύθυνση που έχει αντιγραφεί στις επιλεγμένες επαφές .</text:p>
                </table:table-cell>
              </table:table-row>
            </table:table>
            <table:table table:name="Πίνακας15" table:style-name="Πίνακας15">
              <table:table-column table:style-name="Πίνακας15.A"/>
              <table:table-column table:style-name="Πίνακας15.B"/>
              <table:table-row>
                <table:table-cell table:style-name="Πίνακας15.A1" office:value-type="string">
                  <text:p text:style-name="P1"><text:span text:style-name="T2">•</text:span> </text:p>
                </table:table-cell>
                <table:table-cell table:style-name="Πίνακας15.A1" office:value-type="string">
                  <text:p text:style-name="P1">Για να εγγράψετε εκ νέου έναν λογαριασμό, επιλέξτε <text:span text:style-name="T1">Duplicate </text:span><text:span text:style-name="T4">στην σελίδα Προβολής λεπτομερειών και επιλέξτε Αποθήκευση.</text:span></text:p>
                </table:table-cell>
              </table:table-row>
            </table:table>
            <text:p text:style-name="P4">Αυτό δημιουργεί έναν <text:s/>ίδιο <text:s/>νέο λογαριασμό στην σελίδα Προβολής λεπτομερειών. Η διαδικασία αυτή είναι <text:s/>ένας εύκολος τρόπος δημιουργίας παρόμοιων λογαριασμών. Μπορείτε να αλλάξετε την πληροφορία στις διπλοεγγεγραμμένες εγγραφές, για να δημιουργήσετε έναν νέο λογαριασμό.</text:p>
            <table:table table:name="Πίνακας16" table:style-name="Πίνακας16">
              <table:table-column table:style-name="Πίνακας16.A"/>
              <table:table-column table:style-name="Πίνακας16.B"/>
              <table:table-row>
                <table:table-cell table:style-name="Πίνακας16.A1" office:value-type="string">
                  <text:p text:style-name="P1"><text:span text:style-name="T2">•</text:span> </text:p>
                </table:table-cell>
                <table:table-cell table:style-name="Πίνακας16.A1" office:value-type="string">
                  <text:p text:style-name="P1">Για να διαγράψετε τον λογαριασμό, επιλέξτε διαγραφή στη σελίδα Προβολής λεπτομερειών. </text:p>
                </table:table-cell>
              </table:table-row>
            </table:table>
            <table:table table:name="Πίνακας17" table:style-name="Πίνακας17">
              <table:table-column table:style-name="Πίνακας17.A"/>
              <table:table-column table:style-name="Πίνακας17.B"/>
              <table:table-row>
                <table:table-cell table:style-name="Πίνακας17.A1" office:value-type="string">
                  <text:p text:style-name="P1"><text:span text:style-name="T2">•</text:span> </text:p>
                </table:table-cell>
                <table:table-cell table:style-name="Πίνακας17.A1" office:value-type="string">
                  <text:p text:style-name="P1">Για να ανασύρετε αλλαγές στην εγγραφή λογαριασμού, επιλέξτε <text:span text:style-name="T1">View Change Log</text:span> <text:s/>στην σελίδα προβολής πληροφοριών του λογαριασμού.</text:p>
                </table:table-cell>
              </table:table-row>
            </table:table>
            <table:table table:name="Πίνακας18" table:style-name="Πίνακας18">
              <table:table-column table:style-name="Πίνακας18.A"/>
              <table:table-column table:style-name="Πίνακας18.B"/>
              <table:table-row>
                <table:table-cell table:style-name="Πίνακας18.A1" office:value-type="string">
                  <text:p text:style-name="P1"><text:span text:style-name="T2">•</text:span> </text:p>
                </table:table-cell>
                <table:table-cell table:style-name="Πίνακας18.A1" office:value-type="string">
                  <text:p text:style-name="P1">Για να προβάλετε ή να διαχειριστείτε σχετικές εγγραφές σε ένα υπομενού, δείτε <text:a xlink:type="simple" xlink:href="../../../../Guides/Application_Guide/Sugar_CommunityEdition/Sugar_Application_Guide_6.3.0/User_Interface#1318370">To manage related information in sub-panels</text:a>.</text:p>
                </table:table-cell>
              </table:table-row>
            </table:table>
            <text:p text:style-name="P3"><text:span text:style-name="Strong_20_Emphasis"><text:span text:style-name="T3">Copyright 2004-2011 SugarCRM Inc.</text:span></text:span><text:span text:style-name="T3"> <text:line-break/></text:span><text:a xlink:type="simple" xlink:href="http://www.gnu.org/licenses/agpl-3.0.html" office:target-frame-name="_blank" xlink:show="new"><text:span text:style-name="T3">Community Edition License</text:span></text:a><text:span text:style-name="T3"> </text:span></text:p>
          </text:section>
        </text:section>
      </text:section>
      <text:p text:style-name="Text_20_body"><text:script xlink:href="../../../../assets/js/config.js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l" fo:country="G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style:use-window-font-color="true" style:font-name="Times New Roman" fo:font-size="12pt" fo:language="el" fo:country="GR" style:font-name-asian="WenQuanYi Micro Hei" style:font-size-asian="12pt" style:language-asian="zh" style:country-asian="CN" style:font-name-complex="Lohit Hindi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6pt double #808080"/>
      <style:text-properties fo:font-size="6pt"/>
    </style:style>
    <style:style style:name="Text_20_body" style:display-name="Text body" style:family="paragraph" style:parent-style-name="Standard" style:class="text">
      <style:paragraph-properties fo:margin-top="0cm" fo:margin-bottom="0.499cm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499cm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Heading" style:next-style-name="Text_20_body" style:class="text">
      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WenQuanYi Micro Hei" style:font-size-asian="18pt" style:font-weight-asian="bold" style:font-name-complex="Lohit Hindi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WenQuanYi Micro Hei" style:font-size-asian="14pt" style:font-weight-asian="bold" style:font-name-complex="Lohit Hindi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ccounts - SugarCRM Support </dc:title>
    <meta:generator>LibreOffice/3.5$Linux_X86_64 LibreOffice_project/350m1$Build-2</meta:generator>
    <dc:date>2014-07-18T14:38:10</dc:date>
    <meta:editing-duration>PT18M5S</meta:editing-duration>
    <meta:editing-cycles>5</meta:editing-cycles>
    <meta:document-statistic meta:table-count="15" meta:image-count="1" meta:object-count="0" meta:page-count="1" meta:paragraph-count="37" meta:word-count="496" meta:character-count="3610" meta:non-whitespace-character-count="3115"/>
    <meta:user-defined meta:name=""/>
    <meta:user-defined meta:name="viewport">width=device-width</meta:user-defined>
  </office:meta>
</office:document-meta>
</file>